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6000002155275BA66F421E5D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6.8cm" svg:height="11.514cm" svg:x="0.5cm" svg:y="0.498cm">
          <draw:image xlink:href="Pictures/10000001000004D6000002155275BA66F421E5D5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7.8cm" fo:page-height="12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16:38.138057578</dc:date>
    <meta:editing-duration>PT19H6M37S</meta:editing-duration>
    <meta:editing-cycles>24</meta:editing-cycles>
    <meta:generator>LibreOffice/7.4.1.2$Linux_X86_64 LibreOffice_project/40$Build-2</meta:generator>
    <meta:document-statistic meta:object-count="1"/>
  </office:meta>
</office:document-meta>
</file>